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556b" officeooo:paragraph-rsid="000255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556b" officeooo:paragraph-rsid="0002556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43dfc" officeooo:paragraph-rsid="00043df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43dfc" officeooo:paragraph-rsid="00043d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043dfc" officeooo:paragraph-rsid="00043dfc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paragraph-rsid="00043dfc" style:font-size-asian="12pt" style:font-size-complex="12pt"/>
    </style:style>
    <style:style style:name="P7" style:family="paragraph" style:parent-style-name="Text_20_body" style:list-style-name="L1">
      <style:text-properties officeooo:paragraph-rsid="00043dfc"/>
    </style:style>
    <style:style style:name="P8" style:family="paragraph" style:parent-style-name="Text_20_body" style:list-style-name="L1">
      <style:text-properties officeooo:rsid="00043dfc" officeooo:paragraph-rsid="00043dfc"/>
    </style:style>
    <style:style style:name="P9" style:family="paragraph" style:parent-style-name="Text_20_body" style:list-style-name="L1">
      <style:text-properties fo:color="#000000" style:font-name="Liberation Serif" fo:font-size="12pt" officeooo:paragraph-rsid="00043dfc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09fc9d"/>
    </style:style>
    <style:style style:name="T1" style:family="text">
      <style:text-properties officeooo:rsid="0007aa7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Ray Tracer Assignment</text:p>
      <text:p text:style-name="P1">COSC363</text:p>
      <text:p text:style-name="P1">Kai Koh</text:p>
      <text:p text:style-name="P1">64276083</text:p>
      <text:p text:style-name="P1">Hkk18</text:p>
      <text:p text:style-name="P2"/>
      <text:p text:style-name="P5">1 Build Process</text:p>
      <text:list xml:id="list4220318369" text:style-name="L1">
        <text:list-item>
          <text:p text:style-name="P10">Open up the CMakeLists.txt using an IDE (eg. QtCreator). </text:p>
        </text:list-item>
        <text:list-item>
          <text:p text:style-name="P10">Run cmake file. </text:p>
        </text:list-item>
        <text:list-item>
          <text:p text:style-name="P11">Ensure working directory is the root directory of the repository or else images and other stuff will fail to load. </text:p>
          <text:p text:style-name="P11"><text:span text:style-name="T1">- In this case, the textured sphere will not display the image and appear as black if the directory is incorrect.</text:span></text:p>
        </text:list-item>
        <text:list-item>
          <text:p text:style-name="P7">Run project.</text:p>
        </text:list-item>
        <text:list-item>
          <text:p text:style-name="P8">You can choose primary ray tracing or antialiasing by uncommenting either one of the respective lines in the display() method:</text:p>
          <text:p text:style-name="P9">- glm::vec3 materialCol = antiAliasing(eye, cellX, xp, yp); //Anti-aliasing</text:p>
        </text:list-item>
      </text:list>
      <text:p text:style-name="P6"><text:tab/>- glm::vec3 materialCol = trace(ray, 1); //Trace the primary ray and get the colour value</text:p>
      <text:p text:style-name="P3"/>
      <text:p text:style-name="P4">2 Extra Features</text:p>
      <text:p text:style-name="P4">2.1 Other Primitive Objects</text:p>
      <text:p text:style-name="P4">2.1.1 Con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0:52:40.564055332</meta:creation-date>
    <dc:date>2019-05-29T01:25:08.373721118</dc:date>
    <meta:editing-duration>PT11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128" meta:character-count="738" meta:non-whitespace-character-count="630"/>
  </office:meta>
</office:document-meta>
</file>